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color="#800000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8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pour la connection</text:p>
      <text:p text:style-name="P1"/>
      <text:p text:style-name="P3">Accés BackOffice : </text:p>
      <text:p text:style-name="P1"/>
      <text:p text:style-name="P1"><text:a xlink:type="simple" xlink:href="http://localhost:8080/bovoyage/BackOffice.jsp" text:style-name="Internet_20_link" text:visited-style-name="Visited_20_Internet_20_Link">http://localhost:8080/bovoyage/BackOffice.jsp</text:a></text:p>
      <text:p text:style-name="P1"/>
      <text:p text:style-name="P1">username : admin</text:p>
      <text:p text:style-name="P1">password : admin</text:p>
      <text:p text:style-name="P1"/>
      <text:p text:style-name="P3">Etape à terminer </text:p>
      <text:p text:style-name="P2"/>
      <text:p text:style-name="P1">On doit terminer le Upload.........</text:p>
      <text:p text:style-name="P1"/>
      <text:p text:style-name="P1">A suiv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10:13:29.98</meta:creation-date>
    <meta:document-statistic meta:table-count="0" meta:image-count="0" meta:object-count="0" meta:page-count="1" meta:paragraph-count="8" meta:word-count="24" meta:character-count="186"/>
    <dc:date>2018-10-01T10:37:41.90</dc:date>
    <meta:editing-duration>PT9M1S</meta:editing-duration>
    <meta:editing-cycles>1</meta:editing-cycles>
    <meta:generator>OpenOffice/4.1.5$Win32 OpenOffice.org_project/415m1$Build-9789</meta:generator>
  </office:meta>
</office:document-meta>
</file>